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enlo, 'DejaVu Sans Mono', 'Bitstream Vera Sans Mono', monospace"/>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65cm" style:contextual-spacing="false" fo:text-align="start" style:justify-single-word="false" fo:orphans="2" fo:widows="2" fo:text-indent="0cm" style:auto-text-indent="false" fo:padding="0cm" fo:border="none"/>
    </style:style>
    <style:style style:name="P2" style:family="paragraph" style:parent-style-name="Heading_20_1">
      <style:paragraph-properties fo:margin-left="0cm" fo:margin-right="0cm" fo:margin-top="0cm" fo:margin-bottom="0.265cm" style:contextual-spacing="false" fo:text-align="start" style:justify-single-word="false" fo:orphans="2" fo:widows="2" fo:text-indent="0cm" style:auto-text-indent="false" fo:break-before="page" fo:padding="0cm" fo:border="none"/>
    </style:style>
    <style:style style:name="P3" style:family="paragraph" style:parent-style-name="Heading_20_2">
      <style:paragraph-properties fo:margin-left="0cm" fo:margin-right="0cm" fo:margin-top="0.794cm" fo:margin-bottom="0.265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22.5pt" fo:letter-spacing="normal" fo:font-style="normal" fo:font-weight="normal"/>
    </style:style>
    <style:style style:name="P4" style:family="paragraph" style:parent-style-name="List_20_Contents">
      <style:paragraph-properties fo:margin-left="3.588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5" style:family="paragraph" style:parent-style-name="List_20_Contents">
      <style:paragraph-properties fo:margin-left="3.588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6" style:family="paragraph" style:parent-style-name="List_20_Contents">
      <style:paragraph-properties fo:margin-left="4.588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7" style:family="paragraph" style:parent-style-name="List_20_Contents">
      <style:paragraph-properties fo:margin-left="1.794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8" style:family="paragraph" style:parent-style-name="List_20_Contents">
      <style:paragraph-properties fo:margin-left="1.794cm" fo:margin-right="0cm" fo:margin-top="0.079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9" style:family="paragraph" style:parent-style-name="List_20_Contents">
      <style:paragraph-properties fo:margin-left="1.794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10" style:family="paragraph" style:parent-style-name="List_20_Contents" style:list-style-name="L4">
      <style:paragraph-properties fo:margin-left="1.794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11" style:family="paragraph" style:parent-style-name="List_20_Contents" style:list-style-name="L5">
      <style:paragraph-properties fo:margin-left="1.794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12" style:family="paragraph" style:parent-style-name="List_20_Contents">
      <style:paragraph-properties fo:margin-left="2.794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13" style:family="paragraph" style:parent-style-name="List_20_Contents">
      <style:paragraph-properties fo:margin-left="3.588cm" fo:margin-right="0cm" fo:margin-top="0cm" fo:margin-bottom="0cm" style:contextual-spacing="false" fo:text-align="start" style:justify-single-word="false" fo:orphans="2" fo:widows="2" fo:text-indent="0cm" style:auto-text-indent="false" fo:padding="0cm" fo:border="none"/>
    </style:style>
    <style:style style:name="P14" style:family="paragraph" style:parent-style-name="List_20_Contents">
      <style:paragraph-properties fo:margin-left="3.588cm" fo:margin-right="0cm" fo:margin-top="0.079cm" fo:margin-bottom="0cm" style:contextual-spacing="false" fo:text-align="start" style:justify-single-word="false" fo:orphans="2" fo:widows="2" fo:text-indent="0cm" style:auto-text-indent="false" fo:padding="0cm" fo:border="none"/>
    </style:style>
    <style:style style:name="P15" style:family="paragraph" style:parent-style-name="List_20_Contents">
      <style:paragraph-properties fo:margin-left="3.588cm" fo:margin-right="0cm" fo:margin-top="0cm" fo:margin-bottom="0.247cm" style:contextual-spacing="false" fo:text-align="start" style:justify-single-word="false" fo:orphans="2" fo:widows="2" fo:text-indent="0cm" style:auto-text-indent="false" fo:padding="0cm" fo:border="none"/>
    </style:style>
    <style:style style:name="P16" style:family="paragraph" style:parent-style-name="List_20_Contents" style:list-style-name="L1">
      <style:paragraph-properties fo:margin-left="4.588cm" fo:margin-right="0cm" fo:margin-top="0cm" fo:margin-bottom="0cm" style:contextual-spacing="false" fo:text-align="start" style:justify-single-word="false" fo:orphans="2" fo:widows="2" fo:text-indent="0cm" style:auto-text-indent="false" fo:padding="0cm" fo:border="none"/>
    </style:style>
    <style:style style:name="P17" style:family="paragraph" style:parent-style-name="List_20_Contents">
      <style:paragraph-properties fo:margin-left="4.588cm" fo:margin-right="0cm" fo:margin-top="0cm" fo:margin-bottom="0cm" style:contextual-spacing="false" fo:text-align="start" style:justify-single-word="false" fo:orphans="2" fo:widows="2" fo:text-indent="0cm" style:auto-text-indent="false" fo:padding="0cm" fo:border="none"/>
    </style:style>
    <style:style style:name="P18" style:family="paragraph" style:parent-style-name="List_20_Contents" style:list-style-name="L2">
      <style:paragraph-properties fo:margin-left="4.588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List_20_Contents">
      <style:paragraph-properties fo:margin-left="1.794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List_20_Contents">
      <style:paragraph-properties fo:margin-left="1.794cm" fo:margin-right="0cm" fo:margin-top="0.079cm" fo:margin-bottom="0cm" style:contextual-spacing="false" fo:text-align="start" style:justify-single-word="false" fo:orphans="2" fo:widows="2" fo:text-indent="0cm" style:auto-text-indent="false" fo:padding="0cm" fo:border="none"/>
    </style:style>
    <style:style style:name="P21" style:family="paragraph" style:parent-style-name="List_20_Contents">
      <style:paragraph-properties fo:margin-left="1.794cm" fo:margin-right="0cm" fo:margin-top="0cm" fo:margin-bottom="0.247cm" style:contextual-spacing="false" fo:text-align="start" style:justify-single-word="false" fo:orphans="2" fo:widows="2" fo:text-indent="0cm" style:auto-text-indent="false" fo:padding="0cm" fo:border="none"/>
    </style:style>
    <style:style style:name="P22" style:family="paragraph" style:parent-style-name="List_20_Contents" style:list-style-name="L4">
      <style:paragraph-properties fo:margin-left="1.794cm" fo:margin-right="0cm" fo:margin-top="0cm" fo:margin-bottom="0cm" style:contextual-spacing="false" fo:text-align="start" style:justify-single-word="false" fo:orphans="2" fo:widows="2" fo:text-indent="0cm" style:auto-text-indent="false" fo:padding="0cm" fo:border="none"/>
    </style:style>
    <style:style style:name="P23" style:family="paragraph" style:parent-style-name="List_20_Contents" style:list-style-name="L5">
      <style:paragraph-properties fo:margin-left="1.794cm" fo:margin-right="0cm" fo:margin-top="0cm" fo:margin-bottom="0cm" style:contextual-spacing="false" fo:text-align="start" style:justify-single-word="false" fo:orphans="2" fo:widows="2" fo:text-indent="0cm" style:auto-text-indent="false" fo:padding="0cm" fo:border="none"/>
    </style:style>
    <style:style style:name="P24" style:family="paragraph" style:parent-style-name="List_20_Contents" style:list-style-name="L5">
      <style:paragraph-properties fo:margin-left="3.588cm" fo:margin-right="0cm" fo:margin-top="0cm" fo:margin-bottom="0cm" style:contextual-spacing="false" fo:text-align="start" style:justify-single-word="false" fo:orphans="2" fo:widows="2" fo:text-indent="0cm" style:auto-text-indent="false" fo:padding="0cm" fo:border="none"/>
    </style:style>
    <style:style style:name="P25" style:family="paragraph" style:parent-style-name="List_20_Contents" style:list-style-name="L6">
      <style:paragraph-properties fo:margin-left="2.794cm" fo:margin-right="0cm" fo:margin-top="0cm" fo:margin-bottom="0cm" style:contextual-spacing="false" fo:text-align="start" style:justify-single-word="false" fo:orphans="2" fo:widows="2" fo:text-indent="0cm" style:auto-text-indent="false" fo:padding="0cm" fo:border="none"/>
    </style:style>
    <style:style style:name="P26" style:family="paragraph" style:parent-style-name="List_20_Contents">
      <style:paragraph-properties fo:margin-left="2.794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List_20_Contents" style:list-style-name="L7">
      <style:paragraph-properties fo:margin-left="2.794cm" fo:margin-right="0cm" fo:margin-top="0cm" fo:margin-bottom="0cm" style:contextual-spacing="false" fo:text-align="start" style:justify-single-word="false" fo:orphans="2" fo:widows="2" fo:text-indent="0cm" style:auto-text-indent="false" fo:padding="0cm" fo:border="none"/>
    </style:style>
    <style:style style:name="P28" style:family="paragraph" style:parent-style-name="List_20_Contents" style:list-style-name="L8">
      <style:paragraph-properties fo:margin-left="2.794cm" fo:margin-right="0cm" fo:margin-top="0cm" fo:margin-bottom="0cm" style:contextual-spacing="false" fo:text-align="start" style:justify-single-word="false" fo:orphans="2" fo:widows="2" fo:text-indent="0cm" style:auto-text-indent="false" fo:padding="0cm" fo:border="none"/>
    </style:style>
    <style:style style:name="P29" style:family="paragraph" style:parent-style-name="List_20_Contents" style:list-style-name="L9">
      <style:paragraph-properties fo:margin-left="2.794cm" fo:margin-right="0cm" fo:margin-top="0cm" fo:margin-bottom="0cm" style:contextual-spacing="false" fo:text-align="start" style:justify-single-word="false" fo:orphans="2" fo:widows="2" fo:text-indent="0cm" style:auto-text-indent="false" fo:padding="0cm" fo:border="none"/>
    </style:style>
    <style:style style:name="P30" style:family="paragraph" style:parent-style-name="List_20_Contents" style:list-style-name="L10">
      <style:paragraph-properties fo:margin-left="2.794cm" fo:margin-right="0cm" fo:margin-top="0cm" fo:margin-bottom="0cm" style:contextual-spacing="false" fo:text-align="start" style:justify-single-word="false" fo:orphans="2" fo:widows="2" fo:text-indent="0cm" style:auto-text-indent="false" fo:padding="0cm" fo:border="none"/>
    </style:style>
    <style:style style:name="P31" style:family="paragraph" style:parent-style-name="List_20_Heading">
      <style:paragraph-properties fo:margin-left="1.794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Consolas" fo:font-size="12.75pt" fo:letter-spacing="normal" fo:font-style="normal" fo:font-weight="bold" fo:background-color="transparent"/>
    </style:style>
    <style:style style:name="P32" style:family="paragraph" style:parent-style-name="List_20_Heading">
      <style:paragraph-properties fo:margin-left="3.588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bold"/>
    </style:style>
    <style:style style:name="P33" style:family="paragraph" style:parent-style-name="List_20_Heading">
      <style:paragraph-properties fo:margin-left="1.794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bold"/>
    </style:style>
    <style:style style:name="P34" style:family="paragraph" style:parent-style-name="List_20_Heading">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5" style:family="paragraph" style:parent-style-name="List_20_Heading">
      <loext:graphic-properties draw:fill="solid" draw:fill-color="#faf3e8" draw:opacity="100%"/>
      <style:paragraph-properties fo:margin-left="0cm" fo:margin-right="0cm" fo:margin-top="0cm" fo:margin-bottom="0cm" style:contextual-spacing="false" fo:text-align="start" style:justify-single-word="false" fo:orphans="2" fo:widows="2" fo:text-indent="0cm" style:auto-text-indent="false" fo:background-color="#faf3e8" fo:padding="0cm" fo:border="none"/>
    </style:style>
    <style:style style:name="P36" style:family="paragraph" style:parent-style-name="List_20_Heading">
      <style:paragraph-properties fo:margin-left="1.794cm" fo:margin-right="0cm" fo:margin-top="0cm" fo:margin-bottom="0cm" style:contextual-spacing="false" fo:text-align="start" style:justify-single-word="false" fo:orphans="2" fo:widows="2" fo:text-indent="0cm" style:auto-text-indent="false" fo:padding="0cm" fo:border="none"/>
    </style:style>
    <style:style style:name="P37" style:family="paragraph" style:parent-style-name="List_20_Heading" style:list-style-name="L5">
      <style:paragraph-properties fo:margin-left="1.794cm" fo:margin-right="0cm" fo:margin-top="0cm" fo:margin-bottom="0cm" style:contextual-spacing="false" fo:text-align="start" style:justify-single-word="false" fo:orphans="2" fo:widows="2" fo:text-indent="0cm" style:auto-text-indent="false" fo:padding="0cm" fo:border="none"/>
    </style:style>
    <style:style style:name="P38" style:family="paragraph" style:parent-style-name="Preformatted_20_Text">
      <loext:graphic-properties draw:fill="solid" draw:fill-color="#eeeeee" draw:opacity="100%"/>
      <style:paragraph-properties fo:margin-left="0cm" fo:margin-right="0cm" fo:margin-top="0cm" fo:margin-bottom="0cm" style:contextual-spacing="false" fo:text-align="start" style:justify-single-word="false" fo:orphans="2" fo:widows="2" fo:text-indent="0cm" style:auto-text-indent="false" fo:background-color="#eeeeee" fo:padding="0cm" fo:border="none"/>
      <style:text-properties fo:font-variant="normal" fo:text-transform="none" fo:color="#3e4349" loext:opacity="100%" style:font-name="Consolas" fo:font-size="12.75pt" fo:letter-spacing="normal" fo:font-style="normal" fo:font-weight="normal" fo:background-color="#ffffff"/>
    </style:style>
    <style:style style:name="P39" style:family="paragraph" style:parent-style-name="Preformatted_20_Text">
      <loext:graphic-properties draw:fill="solid" draw:fill-color="#eeeeee" draw:opacity="100%"/>
      <style:paragraph-properties fo:margin-top="0cm" fo:margin-bottom="0cm" style:contextual-spacing="false" fo:text-align="start" style:justify-single-word="false" fo:orphans="2" fo:widows="2" fo:background-color="#eeeeee" fo:padding="0cm" fo:border="none"/>
      <style:text-properties fo:font-variant="normal" fo:text-transform="none" fo:color="#3e4349" loext:opacity="100%" style:font-name="Consolas" fo:font-size="12.75pt" fo:letter-spacing="normal" fo:font-style="normal" fo:font-weight="normal" fo:background-color="#ffffff"/>
    </style:style>
    <style:style style:name="P40" style:family="paragraph" style:parent-style-name="Preformatted_20_Text">
      <loext:graphic-properties draw:fill="solid" draw:fill-color="#eeeeee" draw:opacity="100%"/>
      <style:paragraph-properties fo:margin-left="3.588cm" fo:margin-right="0cm" fo:margin-top="0cm" fo:margin-bottom="0cm" style:contextual-spacing="false" fo:text-align="start" style:justify-single-word="false" fo:orphans="2" fo:widows="2" fo:text-indent="0cm" style:auto-text-indent="false" fo:background-color="#eeeeee" fo:padding="0cm" fo:border="none"/>
      <style:text-properties fo:font-variant="normal" fo:text-transform="none" fo:color="#3e4349" loext:opacity="100%" style:font-name="Consolas" fo:font-size="12.75pt" fo:letter-spacing="normal" fo:font-style="normal" fo:font-weight="normal" fo:background-color="#ffffff"/>
    </style:style>
    <style:style style:name="P41" style:family="paragraph" style:parent-style-name="Preformatted_20_Text">
      <loext:graphic-properties draw:fill="solid" draw:fill-color="#eeeeee" draw:opacity="100%"/>
      <style:paragraph-properties fo:margin-top="0cm" fo:margin-bottom="0cm" style:contextual-spacing="false" fo:text-align="start" style:justify-single-word="false" fo:orphans="2" fo:widows="2" fo:background-color="#eeeeee" fo:padding="0cm" fo:border="none"/>
      <style:text-properties fo:font-variant="normal" fo:text-transform="none" fo:color="#333333" loext:opacity="100%" style:font-name="Consolas" fo:font-size="12.75pt" fo:letter-spacing="normal" fo:font-style="normal" fo:font-weight="normal" fo:background-color="#ffffff"/>
    </style:style>
    <style:style style:name="P42" style:family="paragraph" style:parent-style-name="Preformatted_20_Text">
      <loext:graphic-properties draw:fill="solid" draw:fill-color="#eeeeee" draw:opacity="100%"/>
      <style:paragraph-properties fo:margin-left="3.588cm" fo:margin-right="0cm" fo:margin-top="0cm" fo:margin-bottom="0cm" style:contextual-spacing="false" fo:text-align="start" style:justify-single-word="false" fo:orphans="2" fo:widows="2" fo:text-indent="0cm" style:auto-text-indent="false" fo:background-color="#eeeeee" fo:padding="0cm" fo:border="none"/>
      <style:text-properties fo:font-variant="normal" fo:text-transform="none" fo:color="#333333" loext:opacity="100%" style:font-name="Consolas" fo:font-size="12.75pt" fo:letter-spacing="normal" fo:font-style="normal" fo:font-weight="normal" fo:background-color="#ffffff"/>
    </style:style>
    <style:style style:name="P43" style:family="paragraph" style:parent-style-name="Quotations">
      <style:paragraph-properties fo:margin-left="1.794cm" fo:margin-right="1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44" style:family="paragraph" style:parent-style-name="Quotations" style:list-style-name="L3">
      <style:paragraph-properties fo:margin-left="1.794cm" fo:margin-right="1cm" fo:margin-top="0cm" fo:margin-bottom="0cm" style:contextual-spacing="false" fo:text-align="start" style:justify-single-word="false" fo:orphans="2" fo:widows="2" fo:text-indent="0cm" style:auto-text-indent="false" fo:padding="0cm" fo:border="none"/>
      <style:text-properties fo:font-variant="normal" fo:text-transform="none" fo:color="#3e4349" loext:opacity="100%" style:font-name="Georgia" fo:font-size="12.75pt" fo:letter-spacing="normal" fo:font-style="normal" fo:font-weight="normal"/>
    </style:style>
    <style:style style:name="P45" style:family="paragraph" style:parent-style-name="Quotations">
      <style:paragraph-properties fo:margin-left="1.794cm" fo:margin-right="1cm" fo:margin-top="0cm" fo:margin-bottom="0cm" style:contextual-spacing="false"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text-align="start" style:justify-single-word="false" fo:orphans="2" fo:widows="2" fo:text-indent="0cm" style:auto-text-indent="false"/>
    </style:style>
    <style:style style:name="P47" style:family="paragraph" style:parent-style-name="Text_20_body">
      <style:paragraph-properties fo:margin-top="0cm" fo:margin-bottom="0cm" style:contextual-spacing="false" fo:text-align="start" style:justify-single-word="false" fo:orphans="2" fo:widows="2"/>
    </style:style>
    <style:style style:name="P4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e4349" loext:opacity="100%" style:font-name="Georgia" fo:font-size="12.75pt" fo:letter-spacing="normal" fo:font-style="normal" fo:font-weight="normal"/>
    </style:style>
    <style:style style:name="P49" style:family="paragraph" style:parent-style-name="Text_20_body">
      <style:paragraph-properties fo:text-align="start" style:justify-single-word="false" fo:orphans="2" fo:widows="2"/>
      <style:text-properties fo:font-variant="normal" fo:text-transform="none" fo:color="#3e4349" loext:opacity="100%" style:font-name="Georgia" fo:font-size="12.75pt" fo:letter-spacing="normal" fo:font-style="normal" fo:font-weight="normal"/>
    </style:style>
    <style:style style:name="P50" style:family="paragraph" style:parent-style-name="Text_20_body">
      <style:paragraph-properties fo:margin-left="0cm" fo:margin-right="0cm" fo:margin-top="0cm" fo:margin-bottom="0.265cm" style:contextual-spacing="false" fo:line-height="100%" fo:text-align="start" style:justify-single-word="false" fo:orphans="2" fo:widows="2" fo:text-indent="0cm" style:auto-text-indent="false" fo:padding="0cm" fo:border="none"/>
      <style:text-properties fo:font-variant="normal" fo:text-transform="none" fo:color="#3e4349" loext:opacity="100%" style:font-name="Georgia" fo:font-size="18pt" fo:letter-spacing="normal" fo:font-style="normal" fo:font-weight="normal" fo:background-color="#eeeeee" loext:padding-left="0.794cm" loext:padding-right="0.794cm" loext:padding-top="0.265cm" loext:padding-bottom="0.265cm" loext:border="0.06pt solid #cccccc"/>
    </style:style>
    <style:style style:name="T1" style:family="text">
      <style:text-properties fo:font-variant="normal" fo:text-transform="none" fo:color="#3e4349" loext:opacity="100%" style:font-name="Georgia" fo:font-size="30pt" fo:letter-spacing="normal" fo:font-style="normal" fo:font-weight="normal"/>
    </style:style>
    <style:style style:name="T2" style:family="text">
      <style:text-properties fo:font-variant="normal" fo:text-transform="none" fo:color="#3e4349" loext:opacity="100%" style:font-name="Georgia" fo:font-size="12.75pt" fo:letter-spacing="normal" fo:font-style="normal" fo:font-weight="normal"/>
    </style:style>
    <style:style style:name="T3" style:family="text">
      <style:text-properties fo:font-variant="normal" fo:text-transform="none" fo:color="#3e4349" loext:opacity="100%" style:font-name="Georgia" fo:font-size="12.75pt" fo:letter-spacing="normal" fo:font-style="normal" fo:font-weight="normal" fo:background-color="#eeeeee" loext:char-shading-value="0" loext:padding-left="0.794cm" loext:padding-right="0.794cm" loext:padding-top="0.265cm" loext:padding-bottom="0.265cm" loext:border="0.06pt solid #cccccc"/>
    </style:style>
    <style:style style:name="T4" style:family="text">
      <style:text-properties fo:font-variant="normal" fo:text-transform="none" fo:color="#3e4349" loext:opacity="100%" style:font-name="Consolas" fo:font-size="12.75pt" fo:letter-spacing="normal" fo:font-style="normal" fo:font-weight="normal"/>
    </style:style>
    <style:style style:name="T5" style:family="text">
      <style:text-properties fo:font-variant="normal" fo:text-transform="none" fo:color="#3e4349" loext:opacity="100%" style:font-name="Consolas" fo:font-size="12.75pt" fo:letter-spacing="normal" fo:font-style="normal" fo:font-weight="normal" fo:background-color="transparent" loext:char-shading-value="0"/>
    </style:style>
    <style:style style:name="T6" style:family="text">
      <style:text-properties fo:font-variant="normal" fo:text-transform="none" fo:color="#3e4349" loext:opacity="100%" style:font-name="Consolas" fo:font-size="12.75pt" fo:letter-spacing="normal" fo:font-style="normal" fo:font-weight="bold" fo:background-color="transparent" loext:char-shading-value="0"/>
    </style:style>
    <style:style style:name="T7" style:family="text">
      <style:text-properties fo:font-variant="normal" fo:text-transform="none" fo:color="#222222" loext:opacity="100%" style:font-name="Consolas" fo:font-size="30pt" fo:letter-spacing="normal" fo:font-style="normal" fo:font-weight="normal" fo:background-color="transparent" loext:char-shading-value="0"/>
    </style:style>
    <style:style style:name="T8" style:family="text">
      <style:text-properties fo:font-variant="normal" fo:text-transform="none" fo:color="#222222" loext:opacity="100%" style:font-name="Consolas" fo:font-size="12.75pt" fo:letter-spacing="normal" fo:font-style="normal" fo:font-weight="bold" fo:background-color="#fbfbfb" loext:char-shading-value="0" loext:padding-left="0cm" loext:padding-right="0cm" loext:padding-top="0cm" loext:padding-bottom="0.049cm" loext:border-left="none" loext:border-right="none" loext:border-top="none" loext:border-bottom="0.06pt solid #ffffff"/>
    </style:style>
    <style:style style:name="T9" style:family="text">
      <style:text-properties fo:font-variant="normal" fo:text-transform="none" fo:color="#222222" loext:opacity="100%" style:text-line-through-style="none" style:text-line-through-type="none" style:font-name="Consolas" fo:font-size="12.75pt" fo:letter-spacing="normal" fo:font-style="normal" style:text-underline-style="none" fo:font-weight="bold" style:text-blinking="false" fo:background-color="#fbfbfb" loext:char-shading-value="0" loext:padding-left="0cm" loext:padding-right="0cm" loext:padding-top="0cm" loext:padding-bottom="0.049cm" loext:border-left="none" loext:border-right="none" loext:border-top="none" loext:border-bottom="0.06pt solid #ffffff"/>
    </style:style>
    <style:style style:name="T10" style:family="text">
      <style:text-properties fo:font-variant="normal" fo:text-transform="none" fo:color="#004b6b" loext:opacity="100%" style:text-line-through-style="none" style:text-line-through-type="none" style:font-name="Consolas" fo:font-size="12.7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4b6b"/>
    </style:style>
    <style:style style:name="T11" style:family="text">
      <style:text-properties fo:font-variant="normal" fo:text-transform="none" fo:color="#004b6b" loext:opacity="100%" style:text-line-through-style="none" style:text-line-through-type="none" style:font-name="Georgia" fo:font-size="12.7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4b6b"/>
    </style:style>
    <style:style style:name="T12" style:family="text">
      <style:text-properties fo:color="#c65d09" loext:opacity="100%" fo:font-weight="bold"/>
    </style:style>
    <style:style style:name="T13" style:family="text">
      <style:text-properties fo:color="#007020" loext:opacity="100%"/>
    </style:style>
    <style:style style:name="T14" style:family="text">
      <style:text-properties fo:color="#007020" loext:opacity="100%" fo:font-weight="bold"/>
    </style:style>
    <style:style style:name="T15" style:family="text">
      <style:text-properties fo:color="#0e84b5" loext:opacity="100%" fo:font-weight="bold"/>
    </style:style>
    <style:style style:name="T16" style:family="text">
      <style:text-properties fo:color="#666666" loext:opacity="100%"/>
    </style:style>
    <style:style style:name="T17" style:family="text">
      <style:text-properties fo:color="#4070a0" loext:opacity="100%"/>
    </style:style>
    <style:style style:name="T18" style:family="text">
      <style:text-properties fo:color="#208050" loext:opacity="100%"/>
    </style:style>
    <style:style style:name="T19" style:family="text">
      <style:text-properties officeooo:rsid="0007a12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omain description (</text:span><text:span text:style-name="Source_20_Text"><text:span text:style-name="T7">domain</text:span></text:span><text:span text:style-name="T1">)</text:span></text:h>
      <text:p text:style-name="P46"><text:span text:style-name="T2">Description of a domain stores a list of features, class(es) and meta attribute descriptors. A domain descriptor is attached to all tables in Orange to assign names and types to the corresponding columns. Columns in the </text:span><text:a xlink:type="simple" xlink:href="https://orange3.readthedocs.io/projects/orange-data-mining-library/en/latest/reference/data.table.html#Orange.data.Table" text:style-name="Internet_20_link" text:visited-style-name="Visited_20_Internet_20_Link"><text:span text:style-name="Source_20_Text"><text:span text:style-name="T9">Orange.data.Table</text:span></text:span></text:a><text:span text:style-name="T2"> have the roles of attributes (features, independent variables), class(es) (targets, outcomes, dependent variables) and meta attributes; in parallel to that, the domain descriptor stores their corresponding descriptions in collections of variable descriptors of type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Orange.data.Variable</text:span></text:span></text:a><text:span text:style-name="T2">.</text:span></text:p>
      <text:p text:style-name="P48">Domain descriptors are also stored in predictive models and other objects to facilitate automated conversions between domains, as described below.</text:p>
      <text:p text:style-name="P46"><text:span text:style-name="T2">Domains are most often constructed automatically when loading the data or wrapping the numpy arrays into Orange’s </text:span><text:a xlink:type="simple" xlink:href="https://orange3.readthedocs.io/projects/orange-data-mining-library/en/latest/reference/data.table.html#Orange.data.Table" text:style-name="Internet_20_link" text:visited-style-name="Visited_20_Internet_20_Link"><text:span text:style-name="Source_20_Text"><text:span text:style-name="T9">Table</text:span></text:span></text:a><text:span text:style-name="T2">.</text:span></text:p>
      <text:p text:style-name="P38"><text:span text:style-name="T12">&gt;&gt;&gt; </text:span><text:span text:style-name="T14">from</text:span> <text:span text:style-name="T15">Orange.data</text:span> <text:span text:style-name="T14">import</text:span> Table</text:p>
      <text:p text:style-name="P39"><text:span text:style-name="T12">&gt;&gt;&gt; </text:span>iris <text:span text:style-name="T16">=</text:span> Table(<text:span text:style-name="T17">"iris"</text:span>)</text:p>
      <text:p text:style-name="P39"><text:span text:style-name="T12">&gt;&gt;&gt; </text:span>iris<text:span text:style-name="T16">.</text:span>domain</text:p>
      <text:p text:style-name="P41">[sepal length, sepal width, petal length, petal width | iris]</text:p>
      <text:p text:style-name="P34"><text:bookmark text:name="Orange.data.Domain"/><text:span text:style-name="Emphasis"><text:span text:style-name="T4">class </text:span></text:span><text:span text:style-name="T5">Orange.data.</text:span><text:span text:style-name="T6">Domain</text:span><text:span text:style-name="T4">(</text:span><text:span text:style-name="Emphasis"><text:span text:style-name="T4">attributes</text:span></text:span><text:span text:style-name="T4">, </text:span><text:span text:style-name="Emphasis"><text:span text:style-name="T4">class_vars=None</text:span></text:span><text:span text:style-name="T4">, </text:span><text:span text:style-name="Emphasis"><text:span text:style-name="T4">metas=None</text:span></text:span><text:span text:style-name="T4">, </text:span><text:span text:style-name="Emphasis"><text:span text:style-name="T4">source=None</text:span></text:span><text:span text:style-name="T4">)</text:span><text:a xlink:type="simple" xlink:href="https://orange3.readthedocs.io/projects/orange-data-mining-library/en/latest/_modules/Orange/data/domain.html#Domain" text:style-name="Internet_20_link" text:visited-style-name="Visited_20_Internet_20_Link"><text:span text:style-name="T10">[source]</text:span></text:a></text:p>
      <text:p text:style-name="P31"><text:bookmark text:name="Orange.data.Domain.attributes"/>attributes</text:p>
      <text:p text:style-name="P15"><text:span text:style-name="T2">A tuple of descriptors (instances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Orange.data.Variable</text:span></text:span></text:a><text:span text:style-name="T2">) for attributes (features, independent variables).</text:span></text:p>
      <text:p text:style-name="P40"><text:span text:style-name="T12">&gt;&gt;&gt; </text:span>iris<text:span text:style-name="T16">.</text:span>domain<text:span text:style-name="T16">.</text:span>attributes</text:p>
      <text:p text:style-name="P42">(ContinuousVariable('sepal length'), ContinuousVariable('sepal width'),</text:p>
      <text:p text:style-name="P42">ContinuousVariable('petal length'), ContinuousVariable('petal width'))</text:p>
      <text:p text:style-name="P31"><text:bookmark text:name="Orange.data.Domain.class_var"/>class_var</text:p>
      <text:p text:style-name="P15"><text:span text:style-name="T2">Class variable if the domain has a single class; </text:span><text:span text:style-name="Citation"><text:span text:style-name="T2">None</text:span></text:span><text:span text:style-name="T2"> otherwise.</text:span></text:p>
      <text:p text:style-name="P40"><text:span text:style-name="T12">&gt;&gt;&gt; </text:span>iris<text:span text:style-name="T16">.</text:span>domain<text:span text:style-name="T16">.</text:span>class_var</text:p>
      <text:p text:style-name="P42">DiscreteVariable('iris')</text:p>
      <text:p text:style-name="P31"><text:bookmark text:name="Orange.data.Domain.class_vars"/>class_vars</text:p>
      <text:p text:style-name="P5">A tuple of descriptors for class attributes (outcomes, dependent variables).</text:p>
      <text:p text:style-name="P40"><text:span text:style-name="T12">&gt;&gt;&gt; </text:span>iris<text:span text:style-name="T16">.</text:span>domain<text:span text:style-name="T16">.</text:span>class_vars</text:p>
      <text:p text:style-name="P42">(DiscreteVariable('iris'),)</text:p>
      <text:p text:style-name="P31"><text:bookmark text:name="Orange.data.Domain.variables"/>variables</text:p>
      <text:p text:style-name="P5">A list of attributes and class attributes (the concatenation of the above).</text:p>
      <text:p text:style-name="P40"><text:span text:style-name="T12">&gt;&gt;&gt; </text:span>iris<text:span text:style-name="T16">.</text:span>domain<text:span text:style-name="T16">.</text:span>variables</text:p>
      <text:p text:style-name="P42">(ContinuousVariable('sepal length'), ContinuousVariable('sepal width'),</text:p>
      <text:p text:style-name="P42"><text:soft-page-break/>ContinuousVariable('petal length'), ContinuousVariable('petal width'),</text:p>
      <text:p text:style-name="P42">DiscreteVariable('iris'))</text:p>
      <text:p text:style-name="P31"><text:bookmark text:name="Orange.data.Domain.metas"/>metas</text:p>
      <text:p text:style-name="P4">List of meta attributes.</text:p>
      <text:p text:style-name="P31"><text:bookmark text:name="Orange.data.Domain.anonymous"/>anonymous</text:p>
      <text:p text:style-name="P13"><text:span text:style-name="Citation"><text:span text:style-name="T2">True</text:span></text:span><text:span text:style-name="T2"> if the domain was constructed when converting numpy array to</text:span><text:a xlink:type="simple" xlink:href="https://orange3.readthedocs.io/projects/orange-data-mining-library/en/latest/reference/data.table.html#Orange.data.Table" text:style-name="Internet_20_link" text:visited-style-name="Visited_20_Internet_20_Link"><text:span text:style-name="Source_20_Text"><text:span text:style-name="T9">Orange.data.Table</text:span></text:span></text:a><text:span text:style-name="T2">. Such domains can be converted to and from other domains even if they consist of different variable descriptors for as long as their number and types match.</text:span></text:p>
      <text:p text:style-name="P36"><text:bookmark text:name="Orange.data.Domain.__init__"/><text:span text:style-name="T6">__init__</text:span><text:span text:style-name="T4">(</text:span><text:span text:style-name="Emphasis"><text:span text:style-name="T4">attributes</text:span></text:span><text:span text:style-name="T4">, </text:span><text:span text:style-name="Emphasis"><text:span text:style-name="T4">class_vars=None</text:span></text:span><text:span text:style-name="T4">, </text:span><text:span text:style-name="Emphasis"><text:span text:style-name="T4">metas=None</text:span></text:span><text:span text:style-name="T4">, </text:span><text:span text:style-name="Emphasis"><text:span text:style-name="T4">source=None</text:span></text:span><text:span text:style-name="T4">)</text:span><text:a xlink:type="simple" xlink:href="https://orange3.readthedocs.io/projects/orange-data-mining-library/en/latest/_modules/Orange/data/domain.html#Domain.__init__" text:style-name="Internet_20_link" text:visited-style-name="Visited_20_Internet_20_Link"><text:span text:style-name="T10">[source]</text:span></text:a></text:p>
      <text:p text:style-name="P15"><text:span text:style-name="T2">Initialize a new domain descriptor. Arguments give the features and the class attribute(s). They can be described by descriptors (instances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or by indices or names if the source domain is given.</text:span></text:p>
      <text:p text:style-name="P32">Parameters</text:p>
      <text:list xml:id="list3012459383" text:style-name="L1">
        <text:list-item>
          <text:p text:style-name="P16"><text:span text:style-name="Strong_20_Emphasis"><text:span text:style-name="T2">attributes</text:span></text:span><text:span text:style-name="T2"> (list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 a list of attributes</text:span></text:p>
        </text:list-item>
        <text:list-item>
          <text:p text:style-name="P16"><text:span text:style-name="Strong_20_Emphasis"><text:span text:style-name="T2">class_vars</text:span></text:span><text:span text:style-name="T2">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or list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 target variable or a list of target variables</text:span></text:p>
        </text:list-item>
        <text:list-item>
          <text:p text:style-name="P16"><text:span text:style-name="Strong_20_Emphasis"><text:span text:style-name="T2">metas</text:span></text:span><text:span text:style-name="T2"> (list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 a list of meta attributes</text:span></text:p>
        </text:list-item>
        <text:list-item>
          <text:p text:style-name="P16"><text:span text:style-name="Strong_20_Emphasis"><text:span text:style-name="T2">source</text:span></text:span><text:span text:style-name="T2"> (</text:span><text:a xlink:type="simple" xlink:href="https://orange3.readthedocs.io/projects/orange-data-mining-library/en/latest/reference/data.domain.html#Orange.data.Domain" text:style-name="Internet_20_link" text:visited-style-name="Visited_20_Internet_20_Link"><text:span text:style-name="Emphasis"><text:span text:style-name="T11">Orange.data.Domain</text:span></text:span></text:a><text:span text:style-name="T2">) – the source domain for attributes</text:span></text:p>
        </text:list-item>
      </text:list>
      <text:p text:style-name="P32">Returns</text:p>
      <text:p text:style-name="P6">a new domain</text:p>
      <text:p text:style-name="P32">Return type</text:p>
      <text:p text:style-name="P17"><text:a xlink:type="simple" xlink:href="https://orange3.readthedocs.io/projects/orange-data-mining-library/en/latest/reference/data.domain.html#Orange.data.Domain" text:style-name="Internet_20_link" text:visited-style-name="Visited_20_Internet_20_Link"><text:span text:style-name="Source_20_Text"><text:span text:style-name="T9">Domain</text:span></text:span></text:a></text:p>
      <text:p text:style-name="P14"><text:span text:style-name="T2">The following script constructs a domain with a discrete feature </text:span><text:span text:style-name="Emphasis"><text:span text:style-name="T2">gender</text:span></text:span><text:span text:style-name="T2"> and continuous feature </text:span><text:span text:style-name="Emphasis"><text:span text:style-name="T2">age</text:span></text:span><text:span text:style-name="T2">, and a continuous target </text:span><text:span text:style-name="Emphasis"><text:span text:style-name="T2">salary</text:span></text:span><text:span text:style-name="T2">.</text:span></text:p>
      <text:p text:style-name="P40"><text:span text:style-name="T12">&gt;&gt;&gt; </text:span><text:span text:style-name="T14">from</text:span> <text:span text:style-name="T15">Orange.data</text:span> <text:span text:style-name="T14">import</text:span> Domain, DiscreteVariable, ContinuousVariable</text:p>
      <text:p text:style-name="P40"><text:span text:style-name="T12">&gt;&gt;&gt; </text:span>domain <text:span text:style-name="T16">=</text:span> Domain([DiscreteVariable<text:span text:style-name="T16">.</text:span>make(<text:span text:style-name="T17">"gender"</text:span>),</text:p>
      <text:p text:style-name="P40"><text:span text:style-name="T12">... </text:span><text:s text:c="17"/>ContinuousVariable<text:span text:style-name="T16">.</text:span>make(<text:span text:style-name="T17">"age"</text:span>)],</text:p>
      <text:p text:style-name="P40"><text:span text:style-name="T12">... </text:span><text:s text:c="16"/>ContinuousVariable<text:span text:style-name="T16">.</text:span>make(<text:span text:style-name="T17">"salary"</text:span>))</text:p>
      <text:p text:style-name="P40"><text:span text:style-name="T12">&gt;&gt;&gt; </text:span>domain</text:p>
      <text:p text:style-name="P42">[gender, age | salary]</text:p>
      <text:p text:style-name="P14"><text:span text:style-name="T2">This constructs a new domain with some features from the Iris dataset and a new feature </text:span><text:span text:style-name="Emphasis"><text:span text:style-name="T2">color</text:span></text:span><text:span text:style-name="T2">.</text:span></text:p>
      <text:p text:style-name="P40"><text:span text:style-name="T12">&gt;&gt;&gt; </text:span>new_domain <text:span text:style-name="T16">=</text:span> Domain([<text:span text:style-name="T17">"sepal length"</text:span>,</text:p>
      <text:p text:style-name="P40"><text:span text:style-name="T12">... </text:span><text:s text:c="21"/><text:span text:style-name="T17">"petal length"</text:span>,</text:p>
      <text:p text:style-name="P40"><text:span text:style-name="T12">... </text:span><text:s text:c="21"/>DiscreteVariable<text:span text:style-name="T16">.</text:span>make(<text:span text:style-name="T17">"color"</text:span>)],</text:p>
      <text:p text:style-name="P40"><text:span text:style-name="T12">... </text:span><text:s text:c="20"/>iris<text:span text:style-name="T16">.</text:span>domain<text:span text:style-name="T16">.</text:span>class_var,</text:p>
      <text:p text:style-name="P40"><text:span text:style-name="T12">... </text:span><text:s text:c="20"/>source<text:span text:style-name="T16">=</text:span>iris<text:span text:style-name="T16">.</text:span>domain)</text:p>
      <text:p text:style-name="P40"><text:span text:style-name="T12">&gt;&gt;&gt; </text:span>new_domain</text:p>
      <text:p text:style-name="P42">[sepal length, petal length, color | iris]</text:p>
      <text:p text:style-name="P36"><text:bookmark text:name="Orange.data.Domain.from_numpy"/><text:soft-page-break/><text:span text:style-name="Emphasis"><text:span text:style-name="T4">classmethod </text:span></text:span><text:span text:style-name="T6">from_numpy</text:span><text:span text:style-name="T4">(</text:span><text:span text:style-name="Emphasis"><text:span text:style-name="T4">X</text:span></text:span><text:span text:style-name="T4">, </text:span><text:span text:style-name="Emphasis"><text:span text:style-name="T4">Y=None</text:span></text:span><text:span text:style-name="T4">, </text:span><text:span text:style-name="Emphasis"><text:span text:style-name="T4">metas=None</text:span></text:span><text:span text:style-name="T4">)</text:span><text:a xlink:type="simple" xlink:href="https://orange3.readthedocs.io/projects/orange-data-mining-library/en/latest/_modules/Orange/data/domain.html#Domain.from_numpy" text:style-name="Internet_20_link" text:visited-style-name="Visited_20_Internet_20_Link"><text:span text:style-name="T10">[source]</text:span></text:a></text:p>
      <text:p text:style-name="P15"><text:span text:style-name="T2">Create a domain corresponding to the given numpy arrays. This method is usually invoked from </text:span><text:a xlink:type="simple" xlink:href="https://orange3.readthedocs.io/projects/orange-data-mining-library/en/latest/reference/data.table.html#Orange.data.Table.from_numpy" text:style-name="Internet_20_link" text:visited-style-name="Visited_20_Internet_20_Link"><text:span text:style-name="Source_20_Text"><text:span text:style-name="T9">Orange.data.Table.from_numpy()</text:span></text:span></text:a><text:span text:style-name="T2">.</text:span></text:p>
      <text:p text:style-name="P14"><text:span text:style-name="T2">All attributes are assumed to be continuous and are named “Feature &lt;n&gt;”. Target variables are discrete if the only two values are 0 and 1; otherwise they are continuous. Discrete targets are named “Class &lt;n&gt;” and continuous are named “Target &lt;n&gt;”. Domain is marked as </text:span><text:a xlink:type="simple" xlink:href="https://orange3.readthedocs.io/projects/orange-data-mining-library/en/latest/reference/data.domain.html#Orange.data.Domain.anonymous" text:style-name="Internet_20_link" text:visited-style-name="Visited_20_Internet_20_Link"><text:span text:style-name="Source_20_Text"><text:span text:style-name="T9">anonymous</text:span></text:span></text:a><text:span text:style-name="T2">, so data from any other domain of the same shape can be converted into this one and vice-versa.</text:span></text:p>
      <text:p text:style-name="P32">Parameters</text:p>
      <text:list xml:id="list2804210053" text:style-name="L2">
        <text:list-item>
          <text:p text:style-name="P18"><text:span text:style-name="Strong_20_Emphasis"><text:span text:style-name="T2">X</text:span></text:span><text:span text:style-name="T2"> (</text:span><text:span text:style-name="Emphasis"><text:span text:style-name="T2">numpy.ndarray</text:span></text:span><text:span text:style-name="T2">) – 2-dimensional array with data</text:span></text:p>
        </text:list-item>
        <text:list-item>
          <text:p text:style-name="P18"><text:span text:style-name="Strong_20_Emphasis"><text:span text:style-name="T2">Y</text:span></text:span><text:span text:style-name="T2"> (</text:span><text:span text:style-name="Citation"><text:span text:style-name="T2">numpy.ndarray</text:span></text:span><text:span text:style-name="T2"> or None) – 1- of 2- dimensional data for target</text:span></text:p>
        </text:list-item>
        <text:list-item>
          <text:p text:style-name="P18"><text:span text:style-name="Strong_20_Emphasis"><text:span text:style-name="T2">metas</text:span></text:span><text:span text:style-name="T2"> (</text:span><text:span text:style-name="Citation"><text:span text:style-name="T2">numpy.ndarray</text:span></text:span><text:span text:style-name="T2"> or None) – meta attributes</text:span></text:p>
        </text:list-item>
      </text:list>
      <text:p text:style-name="P32">Returns</text:p>
      <text:p text:style-name="P6">a new domain</text:p>
      <text:p text:style-name="P32">Return type</text:p>
      <text:p text:style-name="P17"><text:a xlink:type="simple" xlink:href="https://orange3.readthedocs.io/projects/orange-data-mining-library/en/latest/reference/data.domain.html#Orange.data.Domain" text:style-name="Internet_20_link" text:visited-style-name="Visited_20_Internet_20_Link"><text:span text:style-name="Source_20_Text"><text:span text:style-name="T9">Domain</text:span></text:span></text:a></text:p>
      <text:p text:style-name="P40"><text:span text:style-name="T12">&gt;&gt;&gt; </text:span><text:span text:style-name="T14">import</text:span> <text:span text:style-name="T15">numpy</text:span> <text:span text:style-name="T14">as</text:span> <text:span text:style-name="T15">np</text:span></text:p>
      <text:p text:style-name="P40"><text:span text:style-name="T12">&gt;&gt;&gt; </text:span><text:span text:style-name="T14">from</text:span> <text:span text:style-name="T15">Orange.data</text:span> <text:span text:style-name="T14">import</text:span> Domain</text:p>
      <text:p text:style-name="P40"><text:span text:style-name="T12">&gt;&gt;&gt; </text:span>X <text:span text:style-name="T16">=</text:span> np<text:span text:style-name="T16">.</text:span>arange(<text:span text:style-name="T18">20</text:span>, dtype<text:span text:style-name="T16">=</text:span><text:span text:style-name="T13">float</text:span>)<text:span text:style-name="T16">.</text:span>reshape(<text:span text:style-name="T18">5</text:span>, <text:span text:style-name="T18">4</text:span>)</text:p>
      <text:p text:style-name="P40"><text:span text:style-name="T12">&gt;&gt;&gt; </text:span>Y <text:span text:style-name="T16">=</text:span> np<text:span text:style-name="T16">.</text:span>arange(<text:span text:style-name="T18">5</text:span>, dtype<text:span text:style-name="T16">=</text:span><text:span text:style-name="T13">int</text:span>)</text:p>
      <text:p text:style-name="P40"><text:span text:style-name="T12">&gt;&gt;&gt; </text:span>domain <text:span text:style-name="T16">=</text:span> Domain<text:span text:style-name="T16">.</text:span>from_numpy(X, Y)</text:p>
      <text:p text:style-name="P40"><text:span text:style-name="T12">&gt;&gt;&gt; </text:span>domain</text:p>
      <text:p text:style-name="P42">[Feature 1, Feature 2, Feature 3, Feature 4 | Class 1]</text:p>
      <text:p text:style-name="P36"><text:bookmark text:name="Orange.data.Domain.__getitem__"/><text:span text:style-name="T6">__getitem__</text:span><text:span text:style-name="T4">(</text:span><text:span text:style-name="Emphasis"><text:span text:style-name="T4">idx</text:span></text:span><text:span text:style-name="T4">)</text:span><text:a xlink:type="simple" xlink:href="https://orange3.readthedocs.io/projects/orange-data-mining-library/en/latest/_modules/Orange/data/domain.html#Domain.__getitem__" text:style-name="Internet_20_link" text:visited-style-name="Visited_20_Internet_20_Link"><text:span text:style-name="T10">[source]</text:span></text:a></text:p>
      <text:p text:style-name="P15"><text:span text:style-name="T2">Return a variable descriptor from the given argument, which can be a descriptor, index or name. If </text:span><text:span text:style-name="Citation"><text:span text:style-name="T2">var</text:span></text:span><text:span text:style-name="T2"> is a descriptor, the function returns this same object.</text:span></text:p>
      <text:p text:style-name="P32">Parameters</text:p>
      <text:p text:style-name="P17"><text:span text:style-name="Strong_20_Emphasis"><text:span text:style-name="T2">idx</text:span></text:span><text:span text:style-name="T2"> (int, str or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 index, name or descriptor</text:span></text:p>
      <text:p text:style-name="P32">Returns</text:p>
      <text:p text:style-name="P17"><text:span text:style-name="T2">an instance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described by </text:span><text:span text:style-name="Citation"><text:span text:style-name="T2">var</text:span></text:span></text:p>
      <text:p text:style-name="P32">Return type</text:p>
      <text:p text:style-name="P17"><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p>
      <text:p text:style-name="P40"><text:span text:style-name="T12">&gt;&gt;&gt; </text:span>iris<text:span text:style-name="T16">.</text:span>domain[<text:span text:style-name="T18">1</text:span>:<text:span text:style-name="T18">3</text:span>]</text:p>
      <text:p text:style-name="P42">(ContinuousVariable('sepal width'), ContinuousVariable('petal length'))</text:p>
      <text:p text:style-name="P36"><text:bookmark text:name="Orange.data.Domain.__len__"/><text:span text:style-name="T6">__len__</text:span><text:span text:style-name="T4">()</text:span><text:a xlink:type="simple" xlink:href="https://orange3.readthedocs.io/projects/orange-data-mining-library/en/latest/_modules/Orange/data/domain.html#Domain.__len__" text:style-name="Internet_20_link" text:visited-style-name="Visited_20_Internet_20_Link"><text:span text:style-name="T10">[source]</text:span></text:a></text:p>
      <text:p text:style-name="P5">The number of variables (features and class attributes).</text:p>
      <text:p text:style-name="P4">The current behavior returns the length of only features and class attributes. In the near future, it will include the length of metas, too, and __iter__ will act accordingly.</text:p>
      <text:p text:style-name="P36"><text:bookmark text:name="Orange.data.Domain.__contains__"/><text:span text:style-name="T6">__contains__</text:span><text:span text:style-name="T4">(</text:span><text:span text:style-name="Emphasis"><text:span text:style-name="T4">item</text:span></text:span><text:span text:style-name="T4">)</text:span><text:a xlink:type="simple" xlink:href="https://orange3.readthedocs.io/projects/orange-data-mining-library/en/latest/_modules/Orange/data/domain.html#Domain.__contains__" text:style-name="Internet_20_link" text:visited-style-name="Visited_20_Internet_20_Link"><text:span text:style-name="T10">[source]</text:span></text:a></text:p>
      <text:p text:style-name="P15"><text:span text:style-name="T2">Return </text:span><text:span text:style-name="Citation"><text:span text:style-name="T2">True</text:span></text:span><text:span text:style-name="T2"> if the item (</text:span><text:span text:style-name="Citation"><text:span text:style-name="T2">str</text:span></text:span><text:span text:style-name="T2">, </text:span><text:span text:style-name="Citation"><text:span text:style-name="T2">int</text:span></text:span><text:span text:style-name="T2">,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is in the domain.</text:span></text:p>
      <text:p text:style-name="P40"><text:soft-page-break/><text:span text:style-name="T12">&gt;&gt;&gt; </text:span><text:span text:style-name="T17">"petal length"</text:span> <text:span text:style-name="T14">in</text:span> iris<text:span text:style-name="T16">.</text:span>domain</text:p>
      <text:p text:style-name="P42">True</text:p>
      <text:p text:style-name="P40"><text:span text:style-name="T12">&gt;&gt;&gt; </text:span><text:span text:style-name="T17">"age"</text:span> <text:span text:style-name="T14">in</text:span> iris<text:span text:style-name="T16">.</text:span>domain</text:p>
      <text:p text:style-name="P42">False</text:p>
      <text:p text:style-name="P36"><text:bookmark text:name="Orange.data.Domain.index"/><text:span text:style-name="T6">index</text:span><text:span text:style-name="T4">(</text:span><text:span text:style-name="Emphasis"><text:span text:style-name="T4">var</text:span></text:span><text:span text:style-name="T4">)</text:span><text:a xlink:type="simple" xlink:href="https://orange3.readthedocs.io/projects/orange-data-mining-library/en/latest/_modules/Orange/data/domain.html#Domain.index" text:style-name="Internet_20_link" text:visited-style-name="Visited_20_Internet_20_Link"><text:span text:style-name="T10">[source]</text:span></text:a></text:p>
      <text:p text:style-name="P15"><text:span text:style-name="T2">Return the index of the given variable or meta attribute, represented with an instance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text:span><text:span text:style-name="Citation"><text:span text:style-name="T2">int</text:span></text:span><text:span text:style-name="T2"> or </text:span><text:span text:style-name="Citation"><text:span text:style-name="T2">str</text:span></text:span><text:span text:style-name="T2">.</text:span></text:p>
      <text:p text:style-name="P40"><text:span text:style-name="T12">&gt;&gt;&gt; </text:span>iris<text:span text:style-name="T16">.</text:span>domain<text:span text:style-name="T16">.</text:span>index(<text:span text:style-name="T17">"petal length"</text:span>)</text:p>
      <text:p text:style-name="P42">2</text:p>
      <text:p text:style-name="P36"><text:bookmark text:name="Orange.data.Domain.has_discrete_attributes"/><text:span text:style-name="T6">has_discrete_attributes</text:span><text:span text:style-name="T4">(</text:span><text:span text:style-name="Emphasis"><text:span text:style-name="T4">include_class=False</text:span></text:span><text:span text:style-name="T4">, </text:span><text:span text:style-name="Emphasis"><text:span text:style-name="T4">include_metas=False</text:span></text:span><text:span text:style-name="T4">)</text:span><text:a xlink:type="simple" xlink:href="https://orange3.readthedocs.io/projects/orange-data-mining-library/en/latest/_modules/Orange/data/domain.html#Domain.has_discrete_attributes" text:style-name="Internet_20_link" text:visited-style-name="Visited_20_Internet_20_Link"><text:span text:style-name="T10">[source]</text:span></text:a></text:p>
      <text:p text:style-name="P15"><text:span text:style-name="T2">Return </text:span><text:span text:style-name="Citation"><text:span text:style-name="T2">True</text:span></text:span><text:span text:style-name="T2"> if domain has any discrete attributes. If </text:span><text:span text:style-name="Citation"><text:span text:style-name="T2">include_class</text:span></text:span><text:span text:style-name="T2"> is set, the check includes the class attribute(s). If </text:span><text:span text:style-name="Citation"><text:span text:style-name="T2">include_metas</text:span></text:span><text:span text:style-name="T2"> is set, the check includes the meta attributes.</text:span></text:p>
      <text:p text:style-name="P40"><text:span text:style-name="T12">&gt;&gt;&gt; </text:span>iris<text:span text:style-name="T16">.</text:span>domain<text:span text:style-name="T16">.</text:span>has_discrete_attributes()</text:p>
      <text:p text:style-name="P42">False</text:p>
      <text:p text:style-name="P40"><text:span text:style-name="T12">&gt;&gt;&gt; </text:span>iris<text:span text:style-name="T16">.</text:span>domain<text:span text:style-name="T16">.</text:span>has_discrete_attributes(include_class<text:span text:style-name="T16">=</text:span><text:span text:style-name="T14">True</text:span>)</text:p>
      <text:p text:style-name="P42">True</text:p>
      <text:p text:style-name="P36"><text:bookmark text:name="Orange.data.Domain.has_continuous_attributes"/><text:span text:style-name="T6">has_continuous_attributes</text:span><text:span text:style-name="T4">(</text:span><text:span text:style-name="Emphasis"><text:span text:style-name="T4">include_class=False</text:span></text:span><text:span text:style-name="T4">, </text:span><text:span text:style-name="Emphasis"><text:span text:style-name="T4">include_metas=False</text:span></text:span><text:span text:style-name="T4">)</text:span><text:a xlink:type="simple" xlink:href="https://orange3.readthedocs.io/projects/orange-data-mining-library/en/latest/_modules/Orange/data/domain.html#Domain.has_continuous_attributes" text:style-name="Internet_20_link" text:visited-style-name="Visited_20_Internet_20_Link"><text:span text:style-name="T10">[source]</text:span></text:a></text:p>
      <text:p text:style-name="P15"><text:span text:style-name="T2">Return </text:span><text:span text:style-name="Citation"><text:span text:style-name="T2">True</text:span></text:span><text:span text:style-name="T2"> if domain has any continuous attributes. If </text:span><text:span text:style-name="Citation"><text:span text:style-name="T2">include_class</text:span></text:span><text:span text:style-name="T2"> is set, the check includes the class attribute(s). If </text:span><text:span text:style-name="Citation"><text:span text:style-name="T2">include_metas</text:span></text:span><text:span text:style-name="T2"> is set, the check includes the meta attributes.</text:span></text:p>
      <text:p text:style-name="P40"><text:span text:style-name="T12">&gt;&gt;&gt; </text:span>iris<text:span text:style-name="T16">.</text:span>domain<text:span text:style-name="T16">.</text:span>has_continuous_attributes()</text:p>
      <text:p text:style-name="P42">True</text:p>
      <text:section text:style-name="Sect1" text:name="domain-conversion">
        <text:h text:style-name="P3" text:outline-level="2">Domain conversion</text:h>
        <text:p text:style-name="P43">Domain descriptors also convert data instances between different domains.</text:p>
        <text:p text:style-name="P45"><text:span text:style-name="T2">In a typical scenario, we may want to discretize some continuous data before inducing a model. Discretizers (</text:span><text:span text:style-name="Source_20_Text"><text:span text:style-name="T8">Orange.preprocess</text:span></text:span><text:span text:style-name="T2">) construct a new data table with attribute descriptors (</text:span><text:a xlink:type="simple" xlink:href="https://orange3.readthedocs.io/projects/orange-data-mining-library/en/latest/reference/data.value.html#module-Orange.data.variable" text:style-name="Internet_20_link" text:visited-style-name="Visited_20_Internet_20_Link"><text:span text:style-name="Source_20_Text"><text:span text:style-name="T9">Orange.data.variable</text:span></text:span></text:a><text:span text:style-name="T2">), that include the corresponding functions for conversion from continuous to discrete values. The trained model stores this domain descriptor and uses it to convert instances from the original domain to the discretized one at prediction phase.</text:span></text:p>
        <text:p text:style-name="P43">In general, instances are converted between domains as follows.</text:p>
        <text:list xml:id="list1616325607" text:style-name="L3">
          <text:list-item>
            <text:p text:style-name="P44">If the target attribute appears in the source domain, the value is copied; two attributes are considered the same if they have the same descriptor.</text:p>
          </text:list-item>
          <text:list-item>
            <text:p text:style-name="P44">If the target attribute descriptor defines a function for value transformation, the value is transformed.</text:p>
          </text:list-item>
          <text:list-item>
            <text:p text:style-name="P44">Otherwise, the value is marked as missing.</text:p>
          </text:list-item>
        </text:list>
        <text:p text:style-name="P43"><text:soft-page-break/>An exception to this rule are domains in which the anonymous flag is set. When the source or the target domain is anonymous, they match if they have the same number of variables and types. In this case, the data is copied without considering the attribute descri<text:span text:style-name="T19">ptors.</text:span></text:p>
      </text:section>
      <text:p text:style-name="Standard"/>
      <text:h text:style-name="P2" text:outline-level="1"><text:span text:style-name="T1">Data Table (</text:span><text:span text:style-name="Source_20_Text"><text:span text:style-name="T7">table</text:span></text:span><text:span text:style-name="T1">)</text:span></text:h>
      <text:p text:style-name="P35"><text:bookmark text:name="Orange.data.Table"/><text:span text:style-name="Emphasis"><text:span text:style-name="T4">class </text:span></text:span><text:span text:style-name="T5">Orange.data.</text:span><text:span text:style-name="T6">Table</text:span><text:span text:style-name="T4">(</text:span><text:span text:style-name="Emphasis"><text:span text:style-name="T4">*args</text:span></text:span><text:span text:style-name="T4">, </text:span><text:span text:style-name="Emphasis"><text:span text:style-name="T4">**kwargs</text:span></text:span><text:span text:style-name="T4">)</text:span><text:a xlink:type="simple" xlink:href="https://orange3.readthedocs.io/projects/orange-data-mining-library/en/latest/_modules/Orange/data/table.html#Table" text:style-name="Internet_20_link" text:visited-style-name="Visited_20_Internet_20_Link"><text:span text:style-name="T10">[source]</text:span></text:a></text:p>
      <text:p text:style-name="P9">Stores data instances as a set of 2d tables representing the independent variables (attributes, features) and dependent variables (classes, targets), and the corresponding weights and meta attributes.</text:p>
      <text:p text:style-name="P20"><text:span text:style-name="T2">The data is stored in 2d numpy arrays </text:span><text:span text:style-name="Source_20_Text"><text:span text:style-name="T8">X</text:span></text:span><text:span text:style-name="T2">, </text:span><text:span text:style-name="Source_20_Text"><text:span text:style-name="T8">Y</text:span></text:span><text:span text:style-name="T2">, </text:span><text:span text:style-name="Source_20_Text"><text:span text:style-name="T8">W</text:span></text:span><text:span text:style-name="T2">, </text:span><text:span text:style-name="Source_20_Text"><text:span text:style-name="T8">metas</text:span></text:span><text:span text:style-name="T2">. The arrays may be dense or sparse. All arrays have the same number of rows. If certain data is missing, the corresponding array has zero columns.</text:span></text:p>
      <text:p text:style-name="P20"><text:span text:style-name="T2">Arrays can be of any type; default is </text:span><text:span text:style-name="Citation"><text:span text:style-name="T2">float</text:span></text:span><text:span text:style-name="T2"> (that is, double precision). Values of discrete variables are stored as whole numbers. Arrays for meta attributes usually contain instances of </text:span><text:span text:style-name="Citation"><text:span text:style-name="T2">object</text:span></text:span><text:span text:style-name="T2">.</text:span></text:p>
      <text:p text:style-name="P20"><text:span text:style-name="T2">The table also stores the associated information about the variables as an instance of </text:span><text:a xlink:type="simple" xlink:href="https://orange3.readthedocs.io/projects/orange-data-mining-library/en/latest/reference/data.domain.html#Orange.data.Domain" text:style-name="Internet_20_link" text:visited-style-name="Visited_20_Internet_20_Link"><text:span text:style-name="Source_20_Text"><text:span text:style-name="T9">Domain</text:span></text:span></text:a><text:span text:style-name="T2">. The number of columns must match the corresponding number of variables in the description.</text:span></text:p>
      <text:p text:style-name="P8">There are multiple ways to get values or entire rows of the table.</text:p>
      <text:list xml:id="list1446578191" text:style-name="L4">
        <text:list-item>
          <text:p text:style-name="P22"><text:span text:style-name="T2">The index can be an int, e.g. </text:span><text:span text:style-name="Citation"><text:span text:style-name="T2">table[7]</text:span></text:span><text:span text:style-name="T2">; the corresponding row is returned as an instance of </text:span><text:a xlink:type="simple" xlink:href="https://orange3.readthedocs.io/projects/orange-data-mining-library/en/latest/reference/data.instance.html#Orange.data.RowInstance" text:style-name="Internet_20_link" text:visited-style-name="Visited_20_Internet_20_Link"><text:span text:style-name="Source_20_Text"><text:span text:style-name="T9">RowInstance</text:span></text:span></text:a><text:span text:style-name="T2">.</text:span></text:p>
        </text:list-item>
        <text:list-item>
          <text:p text:style-name="P22"><text:span text:style-name="T2">The index can be a slice or a sequence of ints (e.g. </text:span><text:span text:style-name="Citation"><text:span text:style-name="T2">table[7:10]</text:span></text:span><text:span text:style-name="T2"> or </text:span><text:span text:style-name="Citation"><text:span text:style-name="T2">table[[7, 42, 15]]</text:span></text:span><text:span text:style-name="T2">, indexing returns a new data table with the selected rows.</text:span></text:p>
        </text:list-item>
        <text:list-item>
          <text:p text:style-name="P22"><text:span text:style-name="T2">If there are two indices, where the first is an int (a row number) and the second can be interpreted as columns, e.g. </text:span><text:span text:style-name="Citation"><text:span text:style-name="T2">table[3, 5]</text:span></text:span><text:span text:style-name="T2"> or </text:span><text:span text:style-name="Citation"><text:span text:style-name="T2">table[3, ‘gender’]</text:span></text:span><text:span text:style-name="T2"> or </text:span><text:span text:style-name="Citation"><text:span text:style-name="T2">table[3, y]</text:span></text:span><text:span text:style-name="T2"> (where </text:span><text:span text:style-name="Citation"><text:span text:style-name="T2">y</text:span></text:span><text:span text:style-name="T2"> is an instance of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Variable</text:span></text:span></text:a><text:span text:style-name="T2">), a single value is returned as an instance of </text:span><text:span text:style-name="Source_20_Text"><text:span text:style-name="T8">Value</text:span></text:span><text:span text:style-name="T2">.</text:span></text:p>
        </text:list-item>
        <text:list-item>
          <text:p text:style-name="P10">In all other cases, the first index should be a row index, a slice or a sequence, and the second index, which represent a set of columns, should be an int, a slice, a sequence or a numpy array. The result is a new table with a new domain.</text:p>
        </text:list-item>
      </text:list>
      <text:p text:style-name="P8">Rules for setting the data are as follows.</text:p>
      <text:list xml:id="list2306566997" text:style-name="L5">
        <text:list-item>
          <text:p text:style-name="P23"><text:span text:style-name="T2">If there is a single index (an </text:span><text:span text:style-name="Citation"><text:span text:style-name="T2">int</text:span></text:span><text:span text:style-name="T2">, </text:span><text:span text:style-name="Citation"><text:span text:style-name="T2">slice</text:span></text:span><text:span text:style-name="T2">, or a sequence of row indices) and the value being set is a single scalar, all attributes (not including the classes) are set to that value. That is, </text:span><text:span text:style-name="Citation"><text:span text:style-name="T2">table[r] = v</text:span></text:span><text:span text:style-name="T2"> is equivalent to </text:span><text:span text:style-name="Citation"><text:span text:style-name="T2">table.X[r] = v</text:span></text:span><text:span text:style-name="T2">.</text:span></text:p>
        </text:list-item>
        <text:list-item>
          <text:p text:style-name="P23"><text:span text:style-name="T2">If there is a single index and the value is a data instance (</text:span><text:a xlink:type="simple" xlink:href="https://orange3.readthedocs.io/projects/orange-data-mining-library/en/latest/reference/data.instance.html#Orange.data.Instance" text:style-name="Internet_20_link" text:visited-style-name="Visited_20_Internet_20_Link"><text:span text:style-name="Source_20_Text"><text:span text:style-name="T9">Orange.data.Instance</text:span></text:span></text:a><text:span text:style-name="T2">), it is converted into the table’s domain and set to the corresponding rows.</text:span></text:p>
        </text:list-item>
        <text:list-item>
          <text:p text:style-name="P11">Final option for a single index is that the value is a sequence whose length equals the number of attributes and target variables. The corresponding rows are set; meta attributes are set to unknowns.</text:p>
        </text:list-item>
        <text:list-item>
          <text:p text:style-name="P37"><text:span text:style-name="T2">For two indices, the row can again be given as a single </text:span><text:span text:style-name="Citation"><text:span text:style-name="T2">int</text:span></text:span><text:span text:style-name="T2">, a</text:span></text:p>
          <text:p text:style-name="P24"><text:span text:style-name="Citation"><text:span text:style-name="T2">slice</text:span></text:span><text:span text:style-name="T2"> or a sequence of indices. Column indices can be a single </text:span><text:span text:style-name="Citation"><text:span text:style-name="T2">int</text:span></text:span><text:span text:style-name="T2">, </text:span><text:span text:style-name="Citation"><text:span text:style-name="T2">str</text:span></text:span><text:span text:style-name="T2"> or </text:span><text:a xlink:type="simple" xlink:href="https://orange3.readthedocs.io/projects/orange-data-mining-library/en/latest/reference/data.variable.html#Orange.data.Variable" text:style-name="Internet_20_link" text:visited-style-name="Visited_20_Internet_20_Link"><text:span text:style-name="Source_20_Text"><text:span text:style-name="T9">Orange.data.Variable</text:span></text:span></text:a><text:span text:style-name="T2">, a sequence of them, a </text:span><text:span text:style-name="Citation"><text:span text:style-name="T2">slice</text:span></text:span><text:span text:style-name="T2"> or any iterable. The value can be a single value, or a sequence of appropriate length.</text:span></text:p>
        </text:list-item>
      </text:list>
      <text:p text:style-name="P31"><text:bookmark text:name="Orange.data.Table.domain"/>domain</text:p>
      <text:p text:style-name="P4">Description of the variables corresponding to the table’s columns. The domain is used for determining the variable types, printing the <text:soft-page-break/>data in human-readable form, conversions between data tables and similar.</text:p>
      <text:p text:style-name="P36"><text:bookmark text:name="Orange.data.Table.columns"/><text:span text:style-name="Emphasis"><text:span text:style-name="T4">property </text:span></text:span><text:span text:style-name="T6">columns</text:span></text:p>
      <text:p text:style-name="P13"><text:span text:style-name="T2">A class whose attributes contain attribute descriptors for columns. For a table </text:span><text:span text:style-name="Citation"><text:span text:style-name="T2">table</text:span></text:span><text:span text:style-name="T2">, setting </text:span><text:span text:style-name="Citation"><text:span text:style-name="T2">c = table.columns</text:span></text:span><text:span text:style-name="T2"> will allow accessing the table’s variables with, for instance </text:span><text:span text:style-name="Citation"><text:span text:style-name="T2">c.gender</text:span></text:span><text:span text:style-name="T2">, </text:span><text:span text:style-name="Citation"><text:span text:style-name="T2">c.age</text:span></text:span><text:span text:style-name="T2"> ets. Spaces are replaced with underscores.</text:span></text:p>
      <text:section text:style-name="Sect1" text:name="constructors">
        <text:h text:style-name="P3" text:outline-level="2">Constructors</text:h>
        <text:p text:style-name="P49">The preferred way to construct a table is to invoke a named constructor.</text:p>
        <text:p text:style-name="P34"><text:bookmark text:name="Orange.data.Table.from_domain"/><text:span text:style-name="Emphasis"><text:span text:style-name="T4">classmethod </text:span></text:span><text:span text:style-name="T5">Table.</text:span><text:span text:style-name="T6">from_domain</text:span><text:span text:style-name="T4">(</text:span><text:span text:style-name="Emphasis"><text:span text:style-name="T4">domain</text:span></text:span><text:span text:style-name="T4">, </text:span><text:span text:style-name="Emphasis"><text:span text:style-name="T4">n_rows=0</text:span></text:span><text:span text:style-name="T4">, </text:span><text:span text:style-name="Emphasis"><text:span text:style-name="T4">weights=False</text:span></text:span><text:span text:style-name="T4">)</text:span><text:a xlink:type="simple" xlink:href="https://orange3.readthedocs.io/projects/orange-data-mining-library/en/latest/_modules/Orange/data/table.html#Table.from_domain" text:style-name="Internet_20_link" text:visited-style-name="Visited_20_Internet_20_Link"><text:span text:style-name="T10">[source]</text:span></text:a></text:p>
        <text:p text:style-name="P21"><text:span text:style-name="T2">Construct a new </text:span><text:span text:style-name="Citation"><text:span text:style-name="T2">Table</text:span></text:span><text:span text:style-name="T2"> with the given number of rows for the given domain. The optional vector of weights is initialized to 1’s.</text:span></text:p>
        <text:p text:style-name="P33">Parameters</text:p>
        <text:list xml:id="list3749481117" text:style-name="L6">
          <text:list-item>
            <text:p text:style-name="P25"><text:span text:style-name="Strong_20_Emphasis"><text:span text:style-name="T2">domain</text:span></text:span><text:span text:style-name="T2"> (</text:span><text:a xlink:type="simple" xlink:href="https://orange3.readthedocs.io/projects/orange-data-mining-library/en/latest/reference/data.domain.html#Orange.data.Domain" text:style-name="Internet_20_link" text:visited-style-name="Visited_20_Internet_20_Link"><text:span text:style-name="Emphasis"><text:span text:style-name="T11">Orange.data.Domain</text:span></text:span></text:a><text:span text:style-name="T2">) – domain for the </text:span><text:span text:style-name="Citation"><text:span text:style-name="T2">Table</text:span></text:span></text:p>
          </text:list-item>
          <text:list-item>
            <text:p text:style-name="P25"><text:span text:style-name="Strong_20_Emphasis"><text:span text:style-name="T2">n_rows</text:span></text:span><text:span text:style-name="T2"> (</text:span><text:a xlink:type="simple" xlink:href="https://docs.python.org/3/library/functions.html#int" text:style-name="Internet_20_link" text:visited-style-name="Visited_20_Internet_20_Link"><text:span text:style-name="Emphasis"><text:span text:style-name="T11">int</text:span></text:span></text:a><text:span text:style-name="T2">) – number of rows in the new table</text:span></text:p>
          </text:list-item>
          <text:list-item>
            <text:p text:style-name="P25"><text:span text:style-name="Strong_20_Emphasis"><text:span text:style-name="T2">weights</text:span></text:span><text:span text:style-name="T2"> (</text:span><text:a xlink:type="simple" xlink:href="https://docs.python.org/3/library/functions.html#bool" text:style-name="Internet_20_link" text:visited-style-name="Visited_20_Internet_20_Link"><text:span text:style-name="Emphasis"><text:span text:style-name="T11">bool</text:span></text:span></text:a><text:span text:style-name="T2">) – indicates whether to construct a vector of weights</text:span></text:p>
          </text:list-item>
        </text:list>
        <text:p text:style-name="P33">Returns</text:p>
        <text:p text:style-name="P12">a new table</text:p>
        <text:p text:style-name="P33">Return type</text:p>
        <text:p text:style-name="P26"><text:a xlink:type="simple" xlink:href="https://orange3.readthedocs.io/projects/orange-data-mining-library/en/latest/reference/data.table.html#Orange.data.Table" text:style-name="Internet_20_link" text:visited-style-name="Visited_20_Internet_20_Link"><text:span text:style-name="T11">Orange.data.Table</text:span></text:a></text:p>
        <text:p text:style-name="P34"><text:bookmark text:name="Orange.data.Table.from_table"/><text:span text:style-name="Emphasis"><text:span text:style-name="T4">classmethod </text:span></text:span><text:span text:style-name="T5">Table.</text:span><text:span text:style-name="T6">from_table</text:span><text:span text:style-name="T4">(</text:span><text:span text:style-name="Emphasis"><text:span text:style-name="T4">domain</text:span></text:span><text:span text:style-name="T4">, </text:span><text:span text:style-name="Emphasis"><text:span text:style-name="T4">source</text:span></text:span><text:span text:style-name="T4">, </text:span><text:span text:style-name="Emphasis"><text:span text:style-name="T4">row_indices=Ellipsis</text:span></text:span><text:span text:style-name="T4">)</text:span><text:a xlink:type="simple" xlink:href="https://orange3.readthedocs.io/projects/orange-data-mining-library/en/latest/_modules/Orange/data/table.html#Table.from_table" text:style-name="Internet_20_link" text:visited-style-name="Visited_20_Internet_20_Link"><text:span text:style-name="T10">[source]</text:span></text:a></text:p>
        <text:p text:style-name="P9">Create a new table from selected columns and/or rows of an existing one. The columns are chosen using a domain. The domain may also include variables that do not appear in the source table; they are computed from source variables if possible.</text:p>
        <text:p text:style-name="P8">The resulting data may be a view or a copy of the existing data.</text:p>
        <text:p text:style-name="P33">Parameters</text:p>
        <text:list xml:id="list393657256" text:style-name="L7">
          <text:list-item>
            <text:p text:style-name="P27"><text:span text:style-name="Strong_20_Emphasis"><text:span text:style-name="T2">domain</text:span></text:span><text:span text:style-name="T2"> (</text:span><text:a xlink:type="simple" xlink:href="https://orange3.readthedocs.io/projects/orange-data-mining-library/en/latest/reference/data.domain.html#Orange.data.Domain" text:style-name="Internet_20_link" text:visited-style-name="Visited_20_Internet_20_Link"><text:span text:style-name="Emphasis"><text:span text:style-name="T11">Orange.data.Domain</text:span></text:span></text:a><text:span text:style-name="T2">) – the domain for the new table</text:span></text:p>
          </text:list-item>
          <text:list-item>
            <text:p text:style-name="P27"><text:span text:style-name="Strong_20_Emphasis"><text:span text:style-name="T2">source</text:span></text:span><text:span text:style-name="T2"> (</text:span><text:a xlink:type="simple" xlink:href="https://orange3.readthedocs.io/projects/orange-data-mining-library/en/latest/reference/data.table.html#Orange.data.Table" text:style-name="Internet_20_link" text:visited-style-name="Visited_20_Internet_20_Link"><text:span text:style-name="Emphasis"><text:span text:style-name="T11">Orange.data.Table</text:span></text:span></text:a><text:span text:style-name="T2">) – the source table</text:span></text:p>
          </text:list-item>
          <text:list-item>
            <text:p text:style-name="P27"><text:span text:style-name="Strong_20_Emphasis"><text:span text:style-name="T2">row_indices</text:span></text:span><text:span text:style-name="T2"> (</text:span><text:span text:style-name="Emphasis"><text:span text:style-name="T2">a slice or a sequence</text:span></text:span><text:span text:style-name="T2">) – indices of the rows to include</text:span></text:p>
          </text:list-item>
        </text:list>
        <text:p text:style-name="P33">Returns</text:p>
        <text:p text:style-name="P12">a new table</text:p>
        <text:p text:style-name="P33">Return type</text:p>
        <text:p text:style-name="P26"><text:a xlink:type="simple" xlink:href="https://orange3.readthedocs.io/projects/orange-data-mining-library/en/latest/reference/data.table.html#Orange.data.Table" text:style-name="Internet_20_link" text:visited-style-name="Visited_20_Internet_20_Link"><text:span text:style-name="T11">Orange.data.Table</text:span></text:a></text:p>
        <text:p text:style-name="P34"><text:bookmark text:name="Orange.data.Table.from_table_rows"/><text:span text:style-name="Emphasis"><text:span text:style-name="T4">classmethod </text:span></text:span><text:span text:style-name="T5">Table.</text:span><text:span text:style-name="T6">from_table_rows</text:span><text:span text:style-name="T4">(</text:span><text:span text:style-name="Emphasis"><text:span text:style-name="T4">source</text:span></text:span><text:span text:style-name="T4">, </text:span><text:span text:style-name="Emphasis"><text:span text:style-name="T4">row_indices</text:span></text:span><text:span text:style-name="T4">)</text:span><text:a xlink:type="simple" xlink:href="https://orange3.readthedocs.io/projects/orange-data-mining-library/en/latest/_modules/Orange/data/table.html#Table.from_table_rows" text:style-name="Internet_20_link" text:visited-style-name="Visited_20_Internet_20_Link"><text:span text:style-name="T10">[source]</text:span></text:a></text:p>
        <text:p text:style-name="P9">Construct a new table by selecting rows from the source table.</text:p>
        <text:p text:style-name="P33">Parameters</text:p>
        <text:list xml:id="list3066038914" text:style-name="L8">
          <text:list-item>
            <text:p text:style-name="P28"><text:span text:style-name="Strong_20_Emphasis"><text:span text:style-name="T2">source</text:span></text:span><text:span text:style-name="T2"> (</text:span><text:a xlink:type="simple" xlink:href="https://orange3.readthedocs.io/projects/orange-data-mining-library/en/latest/reference/data.table.html#Orange.data.Table" text:style-name="Internet_20_link" text:visited-style-name="Visited_20_Internet_20_Link"><text:span text:style-name="Emphasis"><text:span text:style-name="T11">Orange.data.Table</text:span></text:span></text:a><text:span text:style-name="T2">) – an existing table</text:span></text:p>
          </text:list-item>
          <text:list-item>
            <text:p text:style-name="P28"><text:span text:style-name="Strong_20_Emphasis"><text:span text:style-name="T2">row_indices</text:span></text:span><text:span text:style-name="T2"> (</text:span><text:span text:style-name="Emphasis"><text:span text:style-name="T2">a slice or a sequence</text:span></text:span><text:span text:style-name="T2">) – indices of the rows to include</text:span></text:p>
          </text:list-item>
        </text:list>
        <text:p text:style-name="P33">Returns</text:p>
        <text:p text:style-name="P12">a new table</text:p>
        <text:p text:style-name="P33"><text:soft-page-break/>Return type</text:p>
        <text:p text:style-name="P26"><text:a xlink:type="simple" xlink:href="https://orange3.readthedocs.io/projects/orange-data-mining-library/en/latest/reference/data.table.html#Orange.data.Table" text:style-name="Internet_20_link" text:visited-style-name="Visited_20_Internet_20_Link"><text:span text:style-name="T11">Orange.data.Table</text:span></text:a></text:p>
        <text:p text:style-name="P34"><text:bookmark text:name="Orange.data.Table.from_numpy"/><text:span text:style-name="Emphasis"><text:span text:style-name="T4">classmethod </text:span></text:span><text:span text:style-name="T5">Table.</text:span><text:span text:style-name="T6">from_numpy</text:span><text:span text:style-name="T4">(</text:span><text:span text:style-name="Emphasis"><text:span text:style-name="T4">domain</text:span></text:span><text:span text:style-name="T4">, </text:span><text:span text:style-name="Emphasis"><text:span text:style-name="T4">X</text:span></text:span><text:span text:style-name="T4">, </text:span><text:span text:style-name="Emphasis"><text:span text:style-name="T4">Y=None</text:span></text:span><text:span text:style-name="T4">, </text:span><text:span text:style-name="Emphasis"><text:span text:style-name="T4">metas=None</text:span></text:span><text:span text:style-name="T4">, </text:span><text:span text:style-name="Emphasis"><text:span text:style-name="T4">W=None</text:span></text:span><text:span text:style-name="T4">, </text:span><text:span text:style-name="Emphasis"><text:span text:style-name="T4">attributes=None</text:span></text:span><text:span text:style-name="T4">, </text:span><text:span text:style-name="Emphasis"><text:span text:style-name="T4">ids=None</text:span></text:span><text:span text:style-name="T4">)</text:span><text:a xlink:type="simple" xlink:href="https://orange3.readthedocs.io/projects/orange-data-mining-library/en/latest/_modules/Orange/data/table.html#Table.from_numpy" text:style-name="Internet_20_link" text:visited-style-name="Visited_20_Internet_20_Link"><text:span text:style-name="T10">[source]</text:span></text:a></text:p>
        <text:p text:style-name="P9">Construct a table from numpy arrays with the given domain. The number of variables in the domain must match the number of columns in the corresponding arrays. All arrays must have the same number of rows. Arrays may be of different numpy types, and may be dense or sparse.</text:p>
        <text:p text:style-name="P33">Parameters</text:p>
        <text:list xml:id="list109057216" text:style-name="L9">
          <text:list-item>
            <text:p text:style-name="P29"><text:span text:style-name="Strong_20_Emphasis"><text:span text:style-name="T2">domain</text:span></text:span><text:span text:style-name="T2"> (</text:span><text:a xlink:type="simple" xlink:href="https://orange3.readthedocs.io/projects/orange-data-mining-library/en/latest/reference/data.domain.html#Orange.data.Domain" text:style-name="Internet_20_link" text:visited-style-name="Visited_20_Internet_20_Link"><text:span text:style-name="Emphasis"><text:span text:style-name="T11">Orange.data.Domain</text:span></text:span></text:a><text:span text:style-name="T2">) – the domain for the new table</text:span></text:p>
          </text:list-item>
          <text:list-item>
            <text:p text:style-name="P29"><text:span text:style-name="Strong_20_Emphasis"><text:span text:style-name="T2">X</text:span></text:span><text:span text:style-name="T2"> (</text:span><text:span text:style-name="Emphasis"><text:span text:style-name="T2">np.array</text:span></text:span><text:span text:style-name="T2">) – array with attribute values</text:span></text:p>
          </text:list-item>
          <text:list-item>
            <text:p text:style-name="P29"><text:span text:style-name="Strong_20_Emphasis"><text:span text:style-name="T2">Y</text:span></text:span><text:span text:style-name="T2"> (</text:span><text:span text:style-name="Emphasis"><text:span text:style-name="T2">np.array</text:span></text:span><text:span text:style-name="T2">) – array with class values</text:span></text:p>
          </text:list-item>
          <text:list-item>
            <text:p text:style-name="P29"><text:span text:style-name="Strong_20_Emphasis"><text:span text:style-name="T2">metas</text:span></text:span><text:span text:style-name="T2"> (</text:span><text:span text:style-name="Emphasis"><text:span text:style-name="T2">np.array</text:span></text:span><text:span text:style-name="T2">) – array with meta attributes</text:span></text:p>
          </text:list-item>
          <text:list-item>
            <text:p text:style-name="P29"><text:span text:style-name="Strong_20_Emphasis"><text:span text:style-name="T2">W</text:span></text:span><text:span text:style-name="T2"> (</text:span><text:span text:style-name="Emphasis"><text:span text:style-name="T2">np.array</text:span></text:span><text:span text:style-name="T2">) – array with weights</text:span></text:p>
          </text:list-item>
        </text:list>
        <text:p text:style-name="P33">Returns</text:p>
        <text:p text:style-name="P34"><text:bookmark text:name="Orange.data.Table.from_file"/><text:span text:style-name="Emphasis"><text:span text:style-name="T4">classmethod </text:span></text:span><text:span text:style-name="T5">Table.</text:span><text:span text:style-name="T6">from_file</text:span><text:span text:style-name="T4">(</text:span><text:span text:style-name="Emphasis"><text:span text:style-name="T4">filename</text:span></text:span><text:span text:style-name="T4">, </text:span><text:span text:style-name="Emphasis"><text:span text:style-name="T4">sheet=None</text:span></text:span><text:span text:style-name="T4">)</text:span><text:a xlink:type="simple" xlink:href="https://orange3.readthedocs.io/projects/orange-data-mining-library/en/latest/_modules/Orange/data/table.html#Table.from_file" text:style-name="Internet_20_link" text:visited-style-name="Visited_20_Internet_20_Link"><text:span text:style-name="T10">[source]</text:span></text:a></text:p>
        <text:p text:style-name="P9">Read a data table from a file. The path can be absolute or relative.</text:p>
        <text:p text:style-name="P33">Parameters</text:p>
        <text:list xml:id="list22123201" text:style-name="L10">
          <text:list-item>
            <text:p text:style-name="P30"><text:span text:style-name="Strong_20_Emphasis"><text:span text:style-name="T2">filename</text:span></text:span><text:span text:style-name="T2"> (</text:span><text:a xlink:type="simple" xlink:href="https://docs.python.org/3/library/stdtypes.html#str" text:style-name="Internet_20_link" text:visited-style-name="Visited_20_Internet_20_Link"><text:span text:style-name="Emphasis"><text:span text:style-name="T11">str</text:span></text:span></text:a><text:span text:style-name="T2">) – File name</text:span></text:p>
          </text:list-item>
          <text:list-item>
            <text:p text:style-name="P30"><text:span text:style-name="Strong_20_Emphasis"><text:span text:style-name="T2">sheet</text:span></text:span><text:span text:style-name="T2"> (</text:span><text:a xlink:type="simple" xlink:href="https://docs.python.org/3/library/stdtypes.html#str" text:style-name="Internet_20_link" text:visited-style-name="Visited_20_Internet_20_Link"><text:span text:style-name="Emphasis"><text:span text:style-name="T11">str</text:span></text:span></text:a><text:span text:style-name="T2">) – Sheet in a file (optional)</text:span></text:p>
          </text:list-item>
        </text:list>
        <text:p text:style-name="P33">Returns</text:p>
        <text:p text:style-name="P12">a new data table</text:p>
        <text:p text:style-name="P33">Return type</text:p>
        <text:p text:style-name="P26"><text:a xlink:type="simple" xlink:href="https://orange3.readthedocs.io/projects/orange-data-mining-library/en/latest/reference/data.table.html#Orange.data.Table" text:style-name="Internet_20_link" text:visited-style-name="Visited_20_Internet_20_Link"><text:span text:style-name="T11">Orange.data.Table</text:span></text:a></text:p>
      </text:section>
      <text:section text:style-name="Sect1" text:name="inspection">
        <text:h text:style-name="P3" text:outline-level="2">Inspection</text:h>
        <text:p text:style-name="P34"><text:bookmark text:name="Orange.data.Table.is_view"/><text:span text:style-name="T5">Table.</text:span><text:span text:style-name="T6">is_view</text:span><text:span text:style-name="T4">()</text:span><text:a xlink:type="simple" xlink:href="https://orange3.readthedocs.io/projects/orange-data-mining-library/en/latest/_modules/Orange/data/table.html#Table.is_view" text:style-name="Internet_20_link" text:visited-style-name="Visited_20_Internet_20_Link"><text:span text:style-name="T10">[source]</text:span></text:a></text:p>
        <text:p text:style-name="P19"><text:span text:style-name="T2">Return </text:span><text:span text:style-name="Citation"><text:span text:style-name="T2">True</text:span></text:span><text:span text:style-name="T2"> if all arrays represent a view referring to another table</text:span></text:p>
        <text:p text:style-name="P34"><text:bookmark text:name="Orange.data.Table.is_copy"/><text:span text:style-name="T5">Table.</text:span><text:span text:style-name="T6">is_copy</text:span><text:span text:style-name="T4">()</text:span><text:a xlink:type="simple" xlink:href="https://orange3.readthedocs.io/projects/orange-data-mining-library/en/latest/_modules/Orange/data/table.html#Table.is_copy" text:style-name="Internet_20_link" text:visited-style-name="Visited_20_Internet_20_Link"><text:span text:style-name="T10">[source]</text:span></text:a></text:p>
        <text:p text:style-name="P19"><text:span text:style-name="T2">Return </text:span><text:span text:style-name="Citation"><text:span text:style-name="T2">True</text:span></text:span><text:span text:style-name="T2"> if the table owns its data</text:span></text:p>
        <text:p text:style-name="P34"><text:bookmark text:name="Orange.data.Table.ensure_copy"/><text:span text:style-name="T5">Table.</text:span><text:span text:style-name="T6">ensure_copy</text:span><text:span text:style-name="T4">()</text:span><text:a xlink:type="simple" xlink:href="https://orange3.readthedocs.io/projects/orange-data-mining-library/en/latest/_modules/Orange/data/table.html#Table.ensure_copy" text:style-name="Internet_20_link" text:visited-style-name="Visited_20_Internet_20_Link"><text:span text:style-name="T10">[source]</text:span></text:a></text:p>
        <text:p text:style-name="P7">Ensure that the table owns its data; copy arrays when necessary.</text:p>
        <text:p text:style-name="P34"><text:bookmark text:name="Orange.data.Table.has_missing"/><text:span text:style-name="T5">Table.</text:span><text:span text:style-name="T6">has_missing</text:span><text:span text:style-name="T4">()</text:span><text:a xlink:type="simple" xlink:href="https://orange3.readthedocs.io/projects/orange-data-mining-library/en/latest/_modules/Orange/data/table.html#Table.has_missing" text:style-name="Internet_20_link" text:visited-style-name="Visited_20_Internet_20_Link"><text:span text:style-name="T10">[source]</text:span></text:a></text:p>
        <text:p text:style-name="P19"><text:span text:style-name="T2">Return </text:span><text:span text:style-name="Citation"><text:span text:style-name="T2">True</text:span></text:span><text:span text:style-name="T2"> if there are any missing attribute or class values.</text:span></text:p>
        <text:p text:style-name="P34"><text:bookmark text:name="Orange.data.Table.has_missing_class"/><text:span text:style-name="T5">Table.</text:span><text:span text:style-name="T6">has_missing_class</text:span><text:span text:style-name="T4">()</text:span><text:a xlink:type="simple" xlink:href="https://orange3.readthedocs.io/projects/orange-data-mining-library/en/latest/_modules/Orange/data/table.html#Table.has_missing_class" text:style-name="Internet_20_link" text:visited-style-name="Visited_20_Internet_20_Link"><text:span text:style-name="T10">[source]</text:span></text:a></text:p>
        <text:p text:style-name="P19"><text:span text:style-name="T2">Return </text:span><text:span text:style-name="Citation"><text:span text:style-name="T2">True</text:span></text:span><text:span text:style-name="T2"> if there are any missing class values.</text:span></text:p>
        <text:p text:style-name="P34"><text:bookmark text:name="Orange.data.Table.checksum"/><text:span text:style-name="T5">Table.</text:span><text:span text:style-name="T6">checksum</text:span><text:span text:style-name="T4">(</text:span><text:span text:style-name="Emphasis"><text:span text:style-name="T4">include_metas=True</text:span></text:span><text:span text:style-name="T4">)</text:span><text:a xlink:type="simple" xlink:href="https://orange3.readthedocs.io/projects/orange-data-mining-library/en/latest/_modules/Orange/data/table.html#Table.checksum" text:style-name="Internet_20_link" text:visited-style-name="Visited_20_Internet_20_Link"><text:span text:style-name="T10">[source]</text:span></text:a></text:p>
        <text:p text:style-name="P7">Return a checksum over X, Y, metas and W.</text:p>
      </text:section>
      <text:section text:style-name="Sect1" text:name="row-manipulation">
        <text:h text:style-name="P3" text:outline-level="2">Row manipulation</text:h>
        <text:p text:style-name="P50">Note</text:p>
        <text:p text:style-name="P47"><text:soft-page-break/><text:span text:style-name="T3">Methods that change the table length (</text:span><text:span text:style-name="Citation"><text:span text:style-name="T3">append</text:span></text:span><text:span text:style-name="T3">, </text:span><text:span text:style-name="Citation"><text:span text:style-name="T3">extend</text:span></text:span><text:span text:style-name="T3">, </text:span><text:span text:style-name="Citation"><text:span text:style-name="T3">insert</text:span></text:span><text:span text:style-name="T3">, </text:span><text:span text:style-name="Citation"><text:span text:style-name="T3">clear</text:span></text:span><text:span text:style-name="T3">, and resizing through deleting, slicing or by other means), were deprecated and removed in Orange 3.24.</text:span></text:p>
        <text:p text:style-name="P34"><text:bookmark text:name="Orange.data.Table.shuffle"/><text:span text:style-name="T5">Table.</text:span><text:span text:style-name="T6">shuffle</text:span><text:span text:style-name="T4">()</text:span><text:a xlink:type="simple" xlink:href="https://orange3.readthedocs.io/projects/orange-data-mining-library/en/latest/_modules/Orange/data/table.html#Table.shuffle" text:style-name="Internet_20_link" text:visited-style-name="Visited_20_Internet_20_Link"><text:span text:style-name="T10">[source]</text:span></text:a></text:p>
        <text:p text:style-name="P7">Randomly shuffle the rows of the table.</text:p>
      </text:section>
      <text:section text:style-name="Sect1" text:name="weights">
        <text:h text:style-name="P3" text:outline-level="2">Weights</text:h>
        <text:p text:style-name="P34"><text:bookmark text:name="Orange.data.Table.has_weights"/><text:span text:style-name="T5">Table.</text:span><text:span text:style-name="T6">has_weights</text:span><text:span text:style-name="T4">()</text:span><text:a xlink:type="simple" xlink:href="https://orange3.readthedocs.io/projects/orange-data-mining-library/en/latest/_modules/Orange/data/table.html#Table.has_weights" text:style-name="Internet_20_link" text:visited-style-name="Visited_20_Internet_20_Link"><text:span text:style-name="T10">[source]</text:span></text:a></text:p>
        <text:p text:style-name="P19"><text:span text:style-name="T2">Return </text:span><text:span text:style-name="Citation"><text:span text:style-name="T2">True</text:span></text:span><text:span text:style-name="T2"> if the data instances are weighed.</text:span></text:p>
        <text:p text:style-name="P34"><text:bookmark text:name="Orange.data.Table.set_weights"/><text:span text:style-name="T5">Table.</text:span><text:span text:style-name="T6">set_weights</text:span><text:span text:style-name="T4">(</text:span><text:span text:style-name="Emphasis"><text:span text:style-name="T4">weight=1</text:span></text:span><text:span text:style-name="T4">)</text:span><text:a xlink:type="simple" xlink:href="https://orange3.readthedocs.io/projects/orange-data-mining-library/en/latest/_modules/Orange/data/table.html#Table.set_weights" text:style-name="Internet_20_link" text:visited-style-name="Visited_20_Internet_20_Link"><text:span text:style-name="T10">[source]</text:span></text:a></text:p>
        <text:p text:style-name="P7">Set weights of data instances; create a vector of weights if necessary.</text:p>
        <text:p text:style-name="P34"><text:bookmark text:name="Orange.data.Table.total_weight"/><text:span text:style-name="T5">Table.</text:span><text:span text:style-name="T6">total_weight</text:span><text:span text:style-name="T4">()</text:span><text:a xlink:type="simple" xlink:href="https://orange3.readthedocs.io/projects/orange-data-mining-library/en/latest/_modules/Orange/data/table.html#Table.total_weight" text:style-name="Internet_20_link" text:visited-style-name="Visited_20_Internet_20_Link"><text:span text:style-name="T10">[source]</text:span></text:a></text:p>
        <text:p text:style-name="P7">Return the total weight of instances in the table, or their number if they are unweighted.</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enlo, 'DejaVu Sans Mono', 'Bitstream Vera Sans Mono', monospace"/>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11:47:54.704000000</meta:creation-date>
    <dc:date>2022-06-10T11:53:38.124000000</dc:date>
    <meta:editing-duration>PT6M2S</meta:editing-duration>
    <meta:editing-cycles>2</meta:editing-cycles>
    <meta:generator>LibreOffice/7.3.2.2$Windows_X86_64 LibreOffice_project/49f2b1bff42cfccbd8f788c8dc32c1c309559be0</meta:generator>
    <meta:document-statistic meta:table-count="0" meta:image-count="0" meta:object-count="0" meta:page-count="9" meta:paragraph-count="213" meta:word-count="1995" meta:character-count="13667" meta:non-whitespace-character-count="11781"/>
  </office:meta>
</office:document-meta>
</file>